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7-15" calcext:value-type="date">
            <text:p>15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7 - mens. 07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4])" office:value-type="float" office:value="0" calcext:value-type="float">
            <text:p>-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1:01:04.101412300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1:01:04.107726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08-29T11:02:45.338943100</dc:date>
    <meta:print-date>2019-11-08T11:10:54.224000451</meta:print-date>
    <dc:language>pt-PT</dc:language>
    <meta:editing-cycles>645</meta:editing-cycles>
    <meta:editing-duration>P1DT5H38M44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